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2814" officeooo:paragraph-rsid="00172814"/>
    </style:style>
    <style:style style:name="P2" style:family="paragraph" style:parent-style-name="Standard">
      <style:text-properties officeooo:paragraph-rsid="00172814"/>
    </style:style>
    <style:style style:name="T1" style:family="text">
      <style:text-properties officeooo:rsid="00172814"/>
    </style:style>
    <style:style style:name="T2" style:family="text">
      <style:text-properties officeooo:rsid="00188a40"/>
    </style:style>
    <style:style style:name="T3" style:family="text">
      <style:text-properties officeooo:rsid="0019c1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 </text:span>На основе вектора данного слова должны хорошо предсказываться слова, стоящие рядом с <text:s text:c="3"/>ним в текстах из обучающей выборки <text:span text:style-name="T3">(1 бал)</text:span></text:p>
      <text:p text:style-name="P1"/>
      <text:p text:style-name="P1">2. Можно вытянуть данные последнего скрытого слоя рекуррентной нейронной сети. (1 бал)</text:p>
      <text:p text:style-name="P1"/>
      <text:p text:style-name="P1">3. <text:span text:style-name="T2">Для построения и для хранения </text:span><text:span text:style-name="T3">(1 бал)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4T10:35:29.025242183</meta:creation-date>
    <dc:date>2021-03-14T10:53:04.486681122</dc:date>
    <meta:editing-duration>PT7M25S</meta:editing-duration>
    <meta:editing-cycles>3</meta:editing-cycles>
    <meta:generator>LibreOffice/7.0.3.1$Linux_X86_64 LibreOffice_project/00$Build-1</meta:generator>
    <meta:document-statistic meta:table-count="0" meta:image-count="0" meta:object-count="0" meta:page-count="1" meta:paragraph-count="3" meta:word-count="41" meta:character-count="259" meta:non-whitespace-character-count="218"/>
  </office:meta>
</office:document-meta>
</file>